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98in"/>
    </style:style>
    <style:style style:name="co2" style:family="table-column">
      <style:table-column-properties fo:break-before="auto" style:column-width="1.639in"/>
    </style:style>
    <style:style style:name="co3" style:family="table-column">
      <style:table-column-properties fo:break-before="auto" style:column-width="1.670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  <style:style style:name="ce3" style:family="table-cell" style:parent-style-name="Default" style:data-style-name="N2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ce1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>
            <text:p>Name</text:p>
          </table:table-cell>
          <table:table-cell table:style-name="Default" office:value-type="string">
            <text:p>Mean</text:p>
          </table:table-cell>
          <table:table-cell table:style-name="Default" table:number-columns-repeated="2"/>
          <table:table-cell table:style-name="Default" office:value-type="string">
            <text:p>size: 75</text:p>
          </table:table-cell>
          <table:table-cell table:style-name="Default"/>
          <table:table-cell table:style-name="Default" office:value-type="string">
            <text:p>size: 693</text:p>
          </table:table-cell>
          <table:table-cell/>
          <table:table-cell table:style-name="Default" office:value-type="string">
            <text:p>size: 448834</text:p>
          </table:table-cell>
        </table:table-row>
        <table:table-row table:style-name="ro1">
          <table:table-cell office:value-type="string">
            <text:p>hand-written/Comp.desugar</text:p>
          </table:table-cell>
          <table:table-cell office:value-type="string">
            <text:p>1.879040101687311e-7</text:p>
          </table:table-cell>
          <table:table-cell table:style-name="ce2" table:formula="of:=[.B2]/[.B4]" office:value-type="float" office:value="0.425185865937774">
            <text:p>4.25E-001</text:p>
          </table:table-cell>
          <table:table-cell office:value-type="string">
            <text:p>2.9173942089419453e-7</text:p>
          </table:table-cell>
          <table:table-cell table:style-name="ce2" table:formula="of:=[.D2]/[.D4]" office:value-type="float" office:value="0.0933342287496907">
            <text:p>9.33E-002</text:p>
          </table:table-cell>
          <table:table-cell office:value-type="string">
            <text:p>2.8257745998960895e-7</text:p>
          </table:table-cell>
          <table:table-cell table:style-name="ce2" table:formula="of:=[.F2]/[.F4]" office:value-type="float" office:value="0.00819185802871772">
            <text:p>8.19E-003</text:p>
          </table:table-cell>
          <table:table-cell table:style-name="ce1" office:value-type="string">
            <text:p>3.017285161285221e-7</text:p>
          </table:table-cell>
          <table:table-cell table:style-name="ce2" table:formula="of:=[.H2]/[.H4]" office:value-type="float" office:value="0.00000386360594215136">
            <text:p>3.86E-006</text:p>
          </table:table-cell>
        </table:table-row>
        <table:table-row table:style-name="ro1">
          <table:table-cell office:value-type="string">
            <text:p>hand-written/Comp.desugarAlg</text:p>
          </table:table-cell>
          <table:table-cell office:value-type="string">
            <text:p>4.3459967227242614e-8</text:p>
          </table:table-cell>
          <table:table-cell table:style-name="ce2" table:formula="of:=[.B3]/[.B4]" office:value-type="float" office:value="0.0983404440519889">
            <text:p>9.83E-002</text:p>
          </table:table-cell>
          <table:table-cell office:value-type="string">
            <text:p>6.813414981903516e-8</text:p>
          </table:table-cell>
          <table:table-cell table:style-name="ce2" table:formula="of:=[.D3]/[.D4]" office:value-type="float" office:value="0.021797699828786">
            <text:p>2.18E-002</text:p>
          </table:table-cell>
          <table:table-cell office:value-type="string">
            <text:p>1.1918172619935738e-7</text:p>
          </table:table-cell>
          <table:table-cell table:style-name="ce2" table:formula="of:=[.F3]/[.F4]" office:value-type="float" office:value="0.00345505186676441">
            <text:p>3.46E-003</text:p>
          </table:table-cell>
          <table:table-cell table:style-name="ce1" office:value-type="string">
            <text:p>7.151989014118241e-8</text:p>
          </table:table-cell>
          <table:table-cell table:style-name="ce2" table:formula="of:=[.H3]/[.H4]" office:value-type="float" office:value="0.000000915805625789058">
            <text:p>9.16E-007</text:p>
          </table:table-cell>
        </table:table-row>
        <table:table-row table:style-name="ro1">
          <table:table-cell office:value-type="string">
            <text:p>hand-written/Standard.desugar</text:p>
          </table:table-cell>
          <table:table-cell office:value-type="string">
            <text:p>4.419338111211598e-7</text:p>
          </table:table-cell>
          <table:table-cell/>
          <table:table-cell office:value-type="string">
            <text:p>3.1257495219315384e-6</text:p>
          </table:table-cell>
          <table:table-cell/>
          <table:table-cell office:value-type="string">
            <text:p>3.449491665980947e-5</text:p>
          </table:table-cell>
          <table:table-cell/>
          <table:table-cell table:style-name="ce1" office:value-type="string">
            <text:p>7.809505437309461e-2</text:p>
          </table:table-cell>
          <table:table-cell/>
        </table:table-row>
        <table:table-row table:style-name="ro1">
          <table:table-cell office:value-type="string">
            <text:p>hand-written/Comp.desugarType</text:p>
          </table:table-cell>
          <table:table-cell office:value-type="string">
            <text:p>4.87140984689007e-6</text:p>
          </table:table-cell>
          <table:table-cell table:style-name="ce3" table:formula="of:=[.B5]/[.B7]" office:value-type="float" office:value="3.58910246020876">
            <text:p>3.59</text:p>
          </table:table-cell>
          <table:table-cell office:value-type="string">
            <text:p>2.482965569491279e-5</text:p>
          </table:table-cell>
          <table:table-cell table:style-name="ce3" table:formula="of:=[.D5]/[.D7]" office:value-type="float" office:value="4.78172907493651">
            <text:p>4.78</text:p>
          </table:table-cell>
          <table:table-cell office:value-type="string">
            <text:p>2.7020050441892396e-4</text:p>
          </table:table-cell>
          <table:table-cell table:style-name="ce3" table:formula="of:=[.F5]/[.F7]" office:value-type="float" office:value="3.86714729544135">
            <text:p>3.87</text:p>
          </table:table-cell>
          <table:table-cell office:value-type="float" office:value="0.349231512293169">
            <text:p>0.3492315123</text:p>
          </table:table-cell>
          <table:table-cell table:style-name="ce3" table:formula="of:=[.H5]/[.H7]" office:value-type="float" office:value="3.23385551099202">
            <text:p>3.23</text:p>
          </table:table-cell>
        </table:table-row>
        <table:table-row table:style-name="ro1">
          <table:table-cell office:value-type="string">
            <text:p>hand-written/Comp.desugarType'</text:p>
          </table:table-cell>
          <table:table-cell office:value-type="string">
            <text:p>1.8407103641678242e-6</text:p>
          </table:table-cell>
          <table:table-cell table:style-name="ce3" table:formula="of:=[.B6]/[.B7]" office:value-type="float" office:value="1.3561778425981">
            <text:p>1.36</text:p>
          </table:table-cell>
          <table:table-cell office:value-type="string">
            <text:p>8.914099417657817e-6</text:p>
          </table:table-cell>
          <table:table-cell table:style-name="ce3" table:formula="of:=[.D6]/[.D7]" office:value-type="float" office:value="1.71668946545329">
            <text:p>1.72</text:p>
          </table:table-cell>
          <table:table-cell office:value-type="string">
            <text:p>1.0360335367547591e-4</text:p>
          </table:table-cell>
          <table:table-cell table:style-name="ce3" table:formula="of:=[.F6]/[.F7]" office:value-type="float" office:value="1.48278564404009">
            <text:p>1.48</text:p>
          </table:table-cell>
          <table:table-cell table:style-name="ce1" office:value-type="string">
            <text:p>7.926595185692033e-2</text:p>
          </table:table-cell>
          <table:table-cell table:style-name="ce3" table:formula="of:=[.H6]/[.H7]" office:value-type="float" office:value="0.73399629249764">
            <text:p>0.73</text:p>
          </table:table-cell>
        </table:table-row>
        <table:table-row table:style-name="ro1">
          <table:table-cell office:value-type="string">
            <text:p>hand-written/Standard.desugarType</text:p>
          </table:table-cell>
          <table:table-cell office:value-type="string">
            <text:p>1.3572780105605357e-6</text:p>
          </table:table-cell>
          <table:table-cell table:style-name="ce3"/>
          <table:table-cell office:value-type="string">
            <text:p>5.1926103101611815e-6</text:p>
          </table:table-cell>
          <table:table-cell table:style-name="ce3"/>
          <table:table-cell office:value-type="string">
            <text:p>6.987075582495661e-5</text:p>
          </table:table-cell>
          <table:table-cell table:style-name="ce3"/>
          <table:table-cell office:value-type="float" office:value="0.107992305502245">
            <text:p>0.1079923055</text:p>
          </table:table-cell>
          <table:table-cell table:style-name="ce3"/>
        </table:table-row>
        <table:table-row table:style-name="ro1">
          <table:table-cell office:value-type="string">
            <text:p>hand-written/Comp.typeSugar</text:p>
          </table:table-cell>
          <table:table-cell office:value-type="string">
            <text:p>6.839667031325358e-7</text:p>
          </table:table-cell>
          <table:table-cell table:style-name="ce3" table:formula="of:=[.B8]/[.B9]" office:value-type="float" office:value="0.922477696061221">
            <text:p>0.92</text:p>
          </table:table-cell>
          <table:table-cell office:value-type="string">
            <text:p>4.343108937879747e-6</text:p>
          </table:table-cell>
          <table:table-cell table:style-name="ce3" table:formula="of:=[.D8]/[.D9]" office:value-type="float" office:value="1.68373795307526">
            <text:p>1.68</text:p>
          </table:table-cell>
          <table:table-cell office:value-type="string">
            <text:p>4.838414023286204e-5</text:p>
          </table:table-cell>
          <table:table-cell table:style-name="ce3" table:formula="of:=[.F8]/[.F9]" office:value-type="float" office:value="1.24284232120947">
            <text:p>1.24</text:p>
          </table:table-cell>
          <table:table-cell table:style-name="ce1" office:value-type="string">
            <text:p>4.2332539305040384e-2</text:p>
          </table:table-cell>
          <table:table-cell table:style-name="ce3" table:formula="of:=[.H8]/[.H9]" office:value-type="float" office:value="1.48173925400741">
            <text:p>1.48</text:p>
          </table:table-cell>
        </table:table-row>
        <table:table-row table:style-name="ro1">
          <table:table-cell office:value-type="string">
            <text:p>hand-written/Standard.typeSugar</text:p>
          </table:table-cell>
          <table:table-cell office:value-type="string">
            <text:p>7.414452469180819e-7</text:p>
          </table:table-cell>
          <table:table-cell table:style-name="ce3"/>
          <table:table-cell office:value-type="string">
            <text:p>2.5794446991868862e-6</text:p>
          </table:table-cell>
          <table:table-cell table:style-name="ce3"/>
          <table:table-cell office:value-type="string">
            <text:p>3.89302322645218e-5</text:p>
          </table:table-cell>
          <table:table-cell table:style-name="ce3"/>
          <table:table-cell table:style-name="ce1" office:value-type="string">
            <text:p>2.8569493040391948e-2</text:p>
          </table:table-cell>
          <table:table-cell table:style-name="ce3"/>
        </table:table-row>
        <table:table-row table:style-name="ro1">
          <table:table-cell office:value-type="string">
            <text:p>hand-written/Comp.desugarType2</text:p>
          </table:table-cell>
          <table:table-cell office:value-type="string">
            <text:p>9.876227693183164e-6</text:p>
          </table:table-cell>
          <table:table-cell table:style-name="ce3" table:formula="of:=[.B10]/[.B12]" office:value-type="float" office:value="5.33810648745601">
            <text:p>5.34</text:p>
          </table:table-cell>
          <table:table-cell office:value-type="string">
            <text:p>2.76263793491333e-5</text:p>
          </table:table-cell>
          <table:table-cell table:style-name="ce3" table:formula="of:=[.D10]/[.D12]" office:value-type="float" office:value="5.52171086682802">
            <text:p>5.52</text:p>
          </table:table-cell>
          <table:table-cell office:value-type="string">
            <text:p>2.7637827133332113e-4</text:p>
          </table:table-cell>
          <table:table-cell table:style-name="ce3" table:formula="of:=[.F10]/[.F12]" office:value-type="float" office:value="4.15257702795009">
            <text:p>4.15</text:p>
          </table:table-cell>
          <table:table-cell office:value-type="float" office:value="0.373105308756182">
            <text:p>0.3731053088</text:p>
          </table:table-cell>
          <table:table-cell table:style-name="ce3" table:formula="of:=[.H10]/[.H12]" office:value-type="float" office:value="3.52149183040285">
            <text:p>3.52</text:p>
          </table:table-cell>
        </table:table-row>
        <table:table-row table:style-name="ro1">
          <table:table-cell office:value-type="string">
            <text:p>hand-written/Comp.desugarType2'</text:p>
          </table:table-cell>
          <table:table-cell office:value-type="string">
            <text:p>2.340231595627671e-6</text:p>
          </table:table-cell>
          <table:table-cell table:style-name="ce3" table:formula="of:=[.B11]/[.B12]" office:value-type="float" office:value="1.26489646157026">
            <text:p>1.26</text:p>
          </table:table-cell>
          <table:table-cell office:value-type="string">
            <text:p>9.016636470189406e-6</text:p>
          </table:table-cell>
          <table:table-cell table:style-name="ce3" table:formula="of:=[.D11]/[.D12]" office:value-type="float" office:value="1.80216375625945">
            <text:p>1.80</text:p>
          </table:table-cell>
          <table:table-cell office:value-type="string">
            <text:p>8.991369182418762e-5</text:p>
          </table:table-cell>
          <table:table-cell table:style-name="ce3" table:formula="of:=[.F11]/[.F12]" office:value-type="float" office:value="1.35095110540367">
            <text:p>1.35</text:p>
          </table:table-cell>
          <table:table-cell table:style-name="ce1" office:value-type="string">
            <text:p>7.934630607063488e-2</text:p>
          </table:table-cell>
          <table:table-cell table:style-name="ce3" table:formula="of:=[.H11]/[.H12]" office:value-type="float" office:value="0.748896791449783">
            <text:p>0.75</text:p>
          </table:table-cell>
        </table:table-row>
        <table:table-row table:style-name="ro1">
          <table:table-cell office:value-type="string">
            <text:p>hand-written/Standard.desugarType2</text:p>
          </table:table-cell>
          <table:table-cell office:value-type="string">
            <text:p>1.8501368821306324e-6</text:p>
          </table:table-cell>
          <table:table-cell table:style-name="ce3"/>
          <table:table-cell office:value-type="string">
            <text:p>5.003228168845325e-6</text:p>
          </table:table-cell>
          <table:table-cell table:style-name="ce3"/>
          <table:table-cell office:value-type="string">
            <text:p>6.65558445931477e-5</text:p>
          </table:table-cell>
          <table:table-cell table:style-name="ce3"/>
          <table:table-cell office:value-type="float" office:value="0.105950922712633">
            <text:p>0.1059509227</text:p>
          </table:table-cell>
          <table:table-cell table:style-name="ce3"/>
        </table:table-row>
        <table:table-row table:style-name="ro1">
          <table:table-cell office:value-type="string">
            <text:p>hand-written/Comp.typeSugar2</text:p>
          </table:table-cell>
          <table:table-cell office:value-type="string">
            <text:p>2.1739797513328655e-6</text:p>
          </table:table-cell>
          <table:table-cell table:style-name="ce3" table:formula="of:=[.B13]/[.B14]" office:value-type="float" office:value="1.96608990702711">
            <text:p>1.97</text:p>
          </table:table-cell>
          <table:table-cell office:value-type="string">
            <text:p>6.046335165032599e-6</text:p>
          </table:table-cell>
          <table:table-cell table:style-name="ce3" table:formula="of:=[.D13]/[.D14]" office:value-type="float" office:value="2.42153328144374">
            <text:p>2.42</text:p>
          </table:table-cell>
          <table:table-cell office:value-type="string">
            <text:p>7.256449072434407e-5</text:p>
          </table:table-cell>
          <table:table-cell table:style-name="ce3" table:formula="of:=[.F13]/[.F14]" office:value-type="float" office:value="2.26295839877089">
            <text:p>2.26</text:p>
          </table:table-cell>
          <table:table-cell table:style-name="ce1" office:value-type="string">
            <text:p>6.455502007896617e-2</text:p>
          </table:table-cell>
          <table:table-cell table:style-name="ce3" table:formula="of:=[.H13]/[.H14]" office:value-type="float" office:value="2.37257206925069">
            <text:p>2.37</text:p>
          </table:table-cell>
        </table:table-row>
        <table:table-row table:style-name="ro1">
          <table:table-cell office:value-type="string">
            <text:p>hand-written/Standard.typeSugar2</text:p>
          </table:table-cell>
          <table:table-cell office:value-type="string">
            <text:p>1.1057377099402828e-6</text:p>
          </table:table-cell>
          <table:table-cell table:style-name="ce3"/>
          <table:table-cell office:value-type="string">
            <text:p>2.496903598792463e-6</text:p>
          </table:table-cell>
          <table:table-cell table:style-name="ce3"/>
          <table:table-cell office:value-type="string">
            <text:p>3.206620623859318e-5</text:p>
          </table:table-cell>
          <table:table-cell table:style-name="ce3"/>
          <table:table-cell table:style-name="ce1" office:value-type="string">
            <text:p>2.7208876356431995e-2</text:p>
          </table:table-cell>
          <table:table-cell table:style-name="ce3"/>
        </table:table-row>
        <table:table-row table:style-name="ro1">
          <table:table-cell office:value-type="string">
            <text:p>hand-written/Comp.desugarEval</text:p>
          </table:table-cell>
          <table:table-cell office:value-type="string">
            <text:p>7.079208532030055e-6</text:p>
          </table:table-cell>
          <table:table-cell table:style-name="ce3" table:formula="of:=[.B15]/[.B17]" office:value-type="float" office:value="10.9003167484864">
            <text:p>10.90</text:p>
          </table:table-cell>
          <table:table-cell office:value-type="string">
            <text:p>2.5777699455988243e-5</text:p>
          </table:table-cell>
          <table:table-cell table:style-name="ce3" table:formula="of:=[.D15]/[.D17]" office:value-type="float" office:value="9.91461348043929">
            <text:p>9.91</text:p>
          </table:table-cell>
          <table:table-cell office:value-type="string">
            <text:p>2.8759430348770053e-4</text:p>
          </table:table-cell>
          <table:table-cell table:style-name="ce3" table:formula="of:=[.F15]/[.F17]" office:value-type="float" office:value="9.04341051314327">
            <text:p>9.04</text:p>
          </table:table-cell>
          <table:table-cell office:value-type="float" office:value="0.37100723002846">
            <text:p>0.37100723</text:p>
          </table:table-cell>
          <table:table-cell table:style-name="ce3" table:formula="of:=[.H15]/[.H17]" office:value-type="float" office:value="14.497976625584">
            <text:p>14.50</text:p>
          </table:table-cell>
        </table:table-row>
        <table:table-row table:style-name="ro1">
          <table:table-cell office:value-type="string">
            <text:p>hand-written/Comp.desugarEval'</text:p>
          </table:table-cell>
          <table:table-cell office:value-type="string">
            <text:p>2.6630280172722542e-6</text:p>
          </table:table-cell>
          <table:table-cell table:style-name="ce3" table:formula="of:=[.B16]/[.B17]" office:value-type="float" office:value="4.10043704278863">
            <text:p>4.10</text:p>
          </table:table-cell>
          <table:table-cell office:value-type="string">
            <text:p>9.213946498113773e-6</text:p>
          </table:table-cell>
          <table:table-cell table:style-name="ce3" table:formula="of:=[.D16]/[.D17]" office:value-type="float" office:value="3.54386621328319">
            <text:p>3.54</text:p>
          </table:table-cell>
          <table:table-cell office:value-type="string">
            <text:p>1.177971973119396e-4</text:p>
          </table:table-cell>
          <table:table-cell table:style-name="ce3" table:formula="of:=[.F16]/[.F17]" office:value-type="float" office:value="3.70413599876872">
            <text:p>3.70</text:p>
          </table:table-cell>
          <table:table-cell table:style-name="ce1" office:value-type="string">
            <text:p>9.626057122642705e-2</text:p>
          </table:table-cell>
          <table:table-cell table:style-name="ce3" table:formula="of:=[.H16]/[.H17]" office:value-type="float" office:value="3.76160731826992">
            <text:p>3.76</text:p>
          </table:table-cell>
        </table:table-row>
        <table:table-row table:style-name="ro1">
          <table:table-cell office:value-type="string">
            <text:p>hand-written/Standard.desugarEval</text:p>
          </table:table-cell>
          <table:table-cell office:value-type="string">
            <text:p>6.494497999806328e-7</text:p>
          </table:table-cell>
          <table:table-cell table:style-name="ce3"/>
          <table:table-cell office:value-type="string">
            <text:p>2.599970186114214e-6</text:p>
          </table:table-cell>
          <table:table-cell table:style-name="ce3"/>
          <table:table-cell office:value-type="string">
            <text:p>3.180153141004983e-5</text:p>
          </table:table-cell>
          <table:table-cell table:style-name="ce3"/>
          <table:table-cell table:style-name="ce1" office:value-type="string">
            <text:p>2.55902764647694e-2</text:p>
          </table:table-cell>
          <table:table-cell table:style-name="ce3"/>
        </table:table-row>
        <table:table-row table:style-name="ro1">
          <table:table-cell office:value-type="string">
            <text:p>hand-written/Comp.evalSugar</text:p>
          </table:table-cell>
          <table:table-cell office:value-type="string">
            <text:p>1.1523847015628592e-6</text:p>
          </table:table-cell>
          <table:table-cell table:style-name="ce3" table:formula="of:=[.B18]/[.B20]" office:value-type="float" office:value="4.00569087710709">
            <text:p>4.01</text:p>
          </table:table-cell>
          <table:table-cell office:value-type="string">
            <text:p>3.846818944652445e-6</text:p>
          </table:table-cell>
          <table:table-cell table:style-name="ce3" table:formula="of:=[.D18]/[.D20]" office:value-type="float" office:value="3.31756914749841">
            <text:p>3.32</text:p>
          </table:table-cell>
          <table:table-cell office:value-type="string">
            <text:p>5.3805121227782665e-5</text:p>
          </table:table-cell>
          <table:table-cell table:style-name="ce3" table:formula="of:=[.F18]/[.F20]" office:value-type="float" office:value="3.27739025292351">
            <text:p>3.28</text:p>
          </table:table-cell>
          <table:table-cell table:style-name="ce1" office:value-type="string">
            <text:p>4.701773141319469e-2</text:p>
          </table:table-cell>
          <table:table-cell table:style-name="ce3" table:formula="of:=[.H18]/[.H20]" office:value-type="float" office:value="8.88397740328773">
            <text:p>8.88</text:p>
          </table:table-cell>
        </table:table-row>
        <table:table-row table:style-name="ro1">
          <table:table-cell office:value-type="string">
            <text:p>hand-written/Comp.evalDirect</text:p>
          </table:table-cell>
          <table:table-cell office:value-type="string">
            <text:p>1.8060669373247118e-6</text:p>
          </table:table-cell>
          <table:table-cell table:style-name="ce3" table:formula="of:=[.B19]/[.B20]" office:value-type="float" office:value="6.27789126710453">
            <text:p>6.28</text:p>
          </table:table-cell>
          <table:table-cell office:value-type="string">
            <text:p>5.388983394283126e-6</text:p>
          </table:table-cell>
          <table:table-cell table:style-name="ce3" table:formula="of:=[.D19]/[.D20]" office:value-type="float" office:value="4.64756082947653">
            <text:p>4.65</text:p>
          </table:table-cell>
          <table:table-cell office:value-type="string">
            <text:p>5.7024377908714496e-5</text:p>
          </table:table-cell>
          <table:table-cell table:style-name="ce3" table:formula="of:=[.F19]/[.F20]" office:value-type="float" office:value="3.47348237625651">
            <text:p>3.47</text:p>
          </table:table-cell>
          <table:table-cell table:style-name="ce1" office:value-type="string">
            <text:p>2.1078099951097523e-2</text:p>
          </table:table-cell>
          <table:table-cell table:style-name="ce3" table:formula="of:=[.H19]/[.H20]" office:value-type="float" office:value="3.98269669848937">
            <text:p>3.98</text:p>
          </table:table-cell>
        </table:table-row>
        <table:table-row table:style-name="ro1">
          <table:table-cell office:value-type="string">
            <text:p>hand-written/Standard.evalSugar</text:p>
          </table:table-cell>
          <table:table-cell office:value-type="string">
            <text:p>2.8768687772410264e-7</text:p>
          </table:table-cell>
          <table:table-cell table:style-name="ce3"/>
          <table:table-cell office:value-type="string">
            <text:p>1.1595293944522938e-6</text:p>
          </table:table-cell>
          <table:table-cell table:style-name="ce3"/>
          <table:table-cell office:value-type="string">
            <text:p>1.6417062685710723e-5</text:p>
          </table:table-cell>
          <table:table-cell table:style-name="ce3"/>
          <table:table-cell table:style-name="ce1" office:value-type="string">
            <text:p>5.292419068490046e-3</text:p>
          </table:table-cell>
          <table:table-cell table:style-name="ce3"/>
        </table:table-row>
        <table:table-row table:style-name="ro1">
          <table:table-cell office:value-type="string">
            <text:p>hand-written/Comp.desugarEval2</text:p>
          </table:table-cell>
          <table:table-cell office:value-type="string">
            <text:p>5.37648052607491e-6</text:p>
          </table:table-cell>
          <table:table-cell table:style-name="ce3" table:formula="of:=[.B21]/[.B23]" office:value-type="float" office:value="9.12067285326218">
            <text:p>9.12</text:p>
          </table:table-cell>
          <table:table-cell office:value-type="string">
            <text:p>1.0763612148471839e-5</text:p>
          </table:table-cell>
          <table:table-cell table:style-name="ce3" table:formula="of:=[.D21]/[.D23]" office:value-type="float" office:value="6.13591682804804">
            <text:p>6.14</text:p>
          </table:table-cell>
          <table:table-cell office:value-type="string">
            <text:p>8.509219961323651e-5</text:p>
          </table:table-cell>
          <table:table-cell table:style-name="ce3" table:formula="of:=[.F21]/[.F23]" office:value-type="float" office:value="5.34242726518158">
            <text:p>5.34</text:p>
          </table:table-cell>
          <table:table-cell table:style-name="ce1" office:value-type="string">
            <text:p>2.2467906221696886e-2</text:p>
          </table:table-cell>
          <table:table-cell table:style-name="ce3" table:formula="of:=[.H21]/[.H23]" office:value-type="float" office:value="6.60129839219717">
            <text:p>6.60</text:p>
          </table:table-cell>
        </table:table-row>
        <table:table-row table:style-name="ro1">
          <table:table-cell office:value-type="string">
            <text:p>hand-written/Comp.desugarEval2'</text:p>
          </table:table-cell>
          <table:table-cell office:value-type="string">
            <text:p>1.549995832810262e-6</text:p>
          </table:table-cell>
          <table:table-cell table:style-name="ce3" table:formula="of:=[.B22]/[.B23]" office:value-type="float" office:value="2.6294161852573">
            <text:p>2.63</text:p>
          </table:table-cell>
          <table:table-cell office:value-type="string">
            <text:p>3.3034066078038605e-6</text:p>
          </table:table-cell>
          <table:table-cell table:style-name="ce3" table:formula="of:=[.D22]/[.D23]" office:value-type="float" office:value="1.88314368031057">
            <text:p>1.88</text:p>
          </table:table-cell>
          <table:table-cell office:value-type="string">
            <text:p>2.9412437651091605e-5</text:p>
          </table:table-cell>
          <table:table-cell table:style-name="ce3" table:formula="of:=[.F22]/[.F23]" office:value-type="float" office:value="1.84663000318307">
            <text:p>1.85</text:p>
          </table:table-cell>
          <table:table-cell table:style-name="ce1" office:value-type="string">
            <text:p>3.397167261677273e-3</text:p>
          </table:table-cell>
          <table:table-cell table:style-name="ce3" table:formula="of:=[.H22]/[.H23]" office:value-type="float" office:value="0.998122146374231">
            <text:p>1.00</text:p>
          </table:table-cell>
        </table:table-row>
        <table:table-row table:style-name="ro1">
          <table:table-cell office:value-type="string">
            <text:p>hand-written/Standard.desugarEval2</text:p>
          </table:table-cell>
          <table:table-cell office:value-type="string">
            <text:p>5.894828827405983e-7</text:p>
          </table:table-cell>
          <table:table-cell table:style-name="ce3"/>
          <table:table-cell office:value-type="string">
            <text:p>1.754197856670746e-6</text:p>
          </table:table-cell>
          <table:table-cell table:style-name="ce3"/>
          <table:table-cell office:value-type="string">
            <text:p>1.5927629032558167e-5</text:p>
          </table:table-cell>
          <table:table-cell table:style-name="ce3"/>
          <table:table-cell table:style-name="ce1" office:value-type="string">
            <text:p>3.403558646622351e-3</text:p>
          </table:table-cell>
          <table:table-cell table:style-name="ce3"/>
        </table:table-row>
        <table:table-row table:style-name="ro1">
          <table:table-cell office:value-type="string">
            <text:p>hand-written/Comp.evalSugar2</text:p>
          </table:table-cell>
          <table:table-cell office:value-type="string">
            <text:p>6.387372091627811e-7</text:p>
          </table:table-cell>
          <table:table-cell table:style-name="ce3" table:formula="of:=[.B24]/[.B26]" office:value-type="float" office:value="3.10352624884563">
            <text:p>3.10</text:p>
          </table:table-cell>
          <table:table-cell office:value-type="string">
            <text:p>1.4652270913919688e-6</text:p>
          </table:table-cell>
          <table:table-cell table:style-name="ce3" table:formula="of:=[.D24]/[.D26]" office:value-type="float" office:value="2.75723152604848">
            <text:p>2.76</text:p>
          </table:table-cell>
          <table:table-cell office:value-type="string">
            <text:p>1.245552331921248e-5</text:p>
          </table:table-cell>
          <table:table-cell table:style-name="ce3" table:formula="of:=[.F24]/[.F26]" office:value-type="float" office:value="2.01693181525133">
            <text:p>2.02</text:p>
          </table:table-cell>
          <table:table-cell table:style-name="ce1" office:value-type="string">
            <text:p>1.5851878613132545e-3</text:p>
          </table:table-cell>
          <table:table-cell table:style-name="ce3" table:formula="of:=[.H24]/[.H26]" office:value-type="float" office:value="1.82124432668889">
            <text:p>1.82</text:p>
          </table:table-cell>
        </table:table-row>
        <table:table-row table:style-name="ro1">
          <table:table-cell office:value-type="string">
            <text:p>hand-written/Comp.evalDirect2</text:p>
          </table:table-cell>
          <table:table-cell office:value-type="string">
            <text:p>7.35537955315344e-7</text:p>
          </table:table-cell>
          <table:table-cell table:style-name="ce3" table:formula="of:=[.B25]/[.B26]" office:value-type="float" office:value="3.57386624514254">
            <text:p>3.57</text:p>
          </table:table-cell>
          <table:table-cell office:value-type="string">
            <text:p>1.6377945593456662e-6</text:p>
          </table:table-cell>
          <table:table-cell table:style-name="ce3" table:formula="of:=[.D25]/[.D26]" office:value-type="float" office:value="3.08196512250435">
            <text:p>3.08</text:p>
          </table:table-cell>
          <table:table-cell office:value-type="string">
            <text:p>1.3426476074616715e-5</text:p>
          </table:table-cell>
          <table:table-cell table:style-name="ce3" table:formula="of:=[.F25]/[.F26]" office:value-type="float" office:value="2.17415889060512">
            <text:p>2.17</text:p>
          </table:table-cell>
          <table:table-cell table:style-name="ce1" office:value-type="string">
            <text:p>1.6070870846408912e-3</text:p>
          </table:table-cell>
          <table:table-cell table:style-name="ce3" table:formula="of:=[.H25]/[.H26]" office:value-type="float" office:value="1.84640464819886">
            <text:p>1.85</text:p>
          </table:table-cell>
        </table:table-row>
        <table:table-row table:style-name="ro1">
          <table:table-cell office:value-type="string">
            <text:p>hand-written/Standard.evalSugar2</text:p>
          </table:table-cell>
          <table:table-cell office:value-type="string">
            <text:p>2.0581015204893538e-7</text:p>
          </table:table-cell>
          <table:table-cell table:style-name="ce3"/>
          <table:table-cell office:value-type="string">
            <text:p>5.314124249449068e-7</text:p>
          </table:table-cell>
          <table:table-cell table:style-name="ce3"/>
          <table:table-cell office:value-type="string">
            <text:p>6.1754806112076676e-6</text:p>
          </table:table-cell>
          <table:table-cell table:style-name="ce3"/>
          <table:table-cell table:style-name="ce1" office:value-type="string">
            <text:p>8.703872611069184e-4</text:p>
          </table:table-cell>
          <table:table-cell table:style-name="ce3"/>
        </table:table-row>
        <table:table-row table:style-name="ro1">
          <table:table-cell office:value-type="string">
            <text:p>hand-written/Comp.contVar</text:p>
          </table:table-cell>
          <table:table-cell office:value-type="string">
            <text:p>1.0744978939546342e-6</text:p>
          </table:table-cell>
          <table:table-cell table:style-name="ce3" table:formula="of:=[.B27]/[.B30]" office:value-type="float" office:value="4.43071667629815">
            <text:p>4.43</text:p>
          </table:table-cell>
          <table:table-cell office:value-type="string">
            <text:p>5.513779289413411e-6</text:p>
          </table:table-cell>
          <table:table-cell table:style-name="ce3" table:formula="of:=[.D27]/[.D30]" office:value-type="float" office:value="4.72492199003219">
            <text:p>4.72</text:p>
          </table:table-cell>
          <table:table-cell office:value-type="string">
            <text:p>6.191041202901165e-5</text:p>
          </table:table-cell>
          <table:table-cell table:style-name="ce3" table:formula="of:=[.F27]/[.F30]" office:value-type="float" office:value="4.57736965307093">
            <text:p>4.58</text:p>
          </table:table-cell>
          <table:table-cell table:style-name="ce1" office:value-type="string">
            <text:p>4.872869943077284e-2</text:p>
          </table:table-cell>
          <table:table-cell table:style-name="ce3" table:formula="of:=[.H27]/[.H30]" office:value-type="float" office:value="4.01953813960324">
            <text:p>4.02</text:p>
          </table:table-cell>
        </table:table-row>
        <table:table-row table:style-name="ro1">
          <table:table-cell office:value-type="string">
            <text:p>hand-written/Comp.contVar'</text:p>
          </table:table-cell>
          <table:table-cell office:value-type="string">
            <text:p>4.419683040731794e-7</text:p>
          </table:table-cell>
          <table:table-cell table:style-name="ce3" table:formula="of:=[.B28]/[.B30]" office:value-type="float" office:value="1.8224664248015">
            <text:p>1.82</text:p>
          </table:table-cell>
          <table:table-cell office:value-type="string">
            <text:p>2.099632168901095e-6</text:p>
          </table:table-cell>
          <table:table-cell table:style-name="ce3" table:formula="of:=[.D28]/[.D30]" office:value-type="float" office:value="1.79923745313266">
            <text:p>1.80</text:p>
          </table:table-cell>
          <table:table-cell office:value-type="string">
            <text:p>2.8010997386853742e-5</text:p>
          </table:table-cell>
          <table:table-cell table:style-name="ce3" table:formula="of:=[.F28]/[.F30]" office:value-type="float" office:value="2.07100365170805">
            <text:p>2.07</text:p>
          </table:table-cell>
          <table:table-cell table:style-name="ce1" office:value-type="string">
            <text:p>2.864560340339855e-2</text:p>
          </table:table-cell>
          <table:table-cell table:style-name="ce3" table:formula="of:=[.H28]/[.H30]" office:value-type="float" office:value="2.362921579212">
            <text:p>2.36</text:p>
          </table:table-cell>
        </table:table-row>
        <table:table-row table:style-name="ro1">
          <table:table-cell office:value-type="string">
            <text:p>hand-written/Comp.contVarGen</text:p>
          </table:table-cell>
          <table:table-cell office:value-type="string">
            <text:p>2.3205664757938836e-6</text:p>
          </table:table-cell>
          <table:table-cell table:style-name="ce3" table:formula="of:=[.B29]/[.B30]" office:value-type="float" office:value="9.56890901378769">
            <text:p>9.57</text:p>
          </table:table-cell>
          <table:table-cell office:value-type="string">
            <text:p>9.150579774726646e-6</text:p>
          </table:table-cell>
          <table:table-cell table:style-name="ce3" table:formula="of:=[.D29]/[.D30]" office:value-type="float" office:value="7.84140483863101">
            <text:p>7.84</text:p>
          </table:table-cell>
          <table:table-cell office:value-type="string">
            <text:p>9.806224793493929e-5</text:p>
          </table:table-cell>
          <table:table-cell table:style-name="ce3" table:formula="of:=[.F29]/[.F30]" office:value-type="float" office:value="7.25026926971453">
            <text:p>7.25</text:p>
          </table:table-cell>
          <table:table-cell office:value-type="float" office:value="0.111031605943987">
            <text:p>0.1110316059</text:p>
          </table:table-cell>
          <table:table-cell table:style-name="ce3" table:formula="of:=[.H29]/[.H30]" office:value-type="float" office:value="9.15878691626667">
            <text:p>9.16</text:p>
          </table:table-cell>
        </table:table-row>
        <table:table-row table:style-name="ro1">
          <table:table-cell office:value-type="string">
            <text:p>hand-written/Standard.contVar</text:p>
          </table:table-cell>
          <table:table-cell office:value-type="string">
            <text:p>2.4251108171790714e-7</text:p>
          </table:table-cell>
          <table:table-cell table:style-name="ce3"/>
          <table:table-cell office:value-type="string">
            <text:p>1.166956682257487e-6</text:p>
          </table:table-cell>
          <table:table-cell table:style-name="ce3"/>
          <table:table-cell office:value-type="string">
            <text:p>1.3525324962006594e-5</text:p>
          </table:table-cell>
          <table:table-cell table:style-name="ce3"/>
          <table:table-cell table:style-name="ce1" office:value-type="string">
            <text:p>1.2122959837266958e-2</text:p>
          </table:table-cell>
          <table:table-cell table:style-name="ce3"/>
        </table:table-row>
        <table:table-row table:style-name="ro1">
          <table:table-cell office:value-type="string">
            <text:p>hand-written/Standard.contVarGen</text:p>
          </table:table-cell>
          <table:table-cell office:value-type="string">
            <text:p>1.7739869579675002e-6</text:p>
          </table:table-cell>
          <table:table-cell table:style-name="ce3" table:formula="of:=[.B31]/[.B30]" office:value-type="float" office:value="7.31507585303269">
            <text:p>7.32</text:p>
          </table:table-cell>
          <table:table-cell office:value-type="string">
            <text:p>7.5445608233145665e-6</text:p>
          </table:table-cell>
          <table:table-cell table:style-name="ce3" table:formula="of:=[.D31]/[.D30]" office:value-type="float" office:value="6.46515927970827">
            <text:p>6.47</text:p>
          </table:table-cell>
          <table:table-cell office:value-type="string">
            <text:p>7.457933925480968e-5</text:p>
          </table:table-cell>
          <table:table-cell table:style-name="ce3" table:formula="of:=[.F31]/[.F30]" office:value-type="float" office:value="5.51405156358958">
            <text:p>5.51</text:p>
          </table:table-cell>
          <table:table-cell office:value-type="float" office:value="0.103262512430498">
            <text:p>0.1032625124</text:p>
          </table:table-cell>
          <table:table-cell table:style-name="ce3" table:formula="of:=[.H31]/[.H30]" office:value-type="float" office:value="8.51792910449648">
            <text:p>8.52</text:p>
          </table:table-cell>
        </table:table-row>
        <table:table-row table:style-name="ro1">
          <table:table-cell office:value-type="string">
            <text:p>hand-written/Comp.freeVars</text:p>
          </table:table-cell>
          <table:table-cell office:value-type="string">
            <text:p>1.92420127016925e-6</text:p>
          </table:table-cell>
          <table:table-cell table:style-name="ce3" table:formula="of:=[.B32]/[.B35]" office:value-type="float" office:value="2.23052499853043">
            <text:p>2.23</text:p>
          </table:table-cell>
          <table:table-cell office:value-type="string">
            <text:p>7.692066837605605e-6</text:p>
          </table:table-cell>
          <table:table-cell table:style-name="ce3" table:formula="of:=[.D32]/[.D35]" office:value-type="float" office:value="2.70942611584978">
            <text:p>2.71</text:p>
          </table:table-cell>
          <table:table-cell office:value-type="string">
            <text:p>9.802383929426288e-5</text:p>
          </table:table-cell>
          <table:table-cell table:style-name="ce3" table:formula="of:=[.F32]/[.F35]" office:value-type="float" office:value="2.17614220177704">
            <text:p>2.18</text:p>
          </table:table-cell>
          <table:table-cell office:value-type="float" office:value="0.11567232106621">
            <text:p>0.1156723211</text:p>
          </table:table-cell>
          <table:table-cell table:style-name="ce3" table:formula="of:=[.H32]/[.H35]" office:value-type="float" office:value="1.68859051351267">
            <text:p>1.69</text:p>
          </table:table-cell>
        </table:table-row>
        <table:table-row table:style-name="ro1">
          <table:table-cell office:value-type="string">
            <text:p>hand-written/Comp.freeVars'</text:p>
          </table:table-cell>
          <table:table-cell office:value-type="string">
            <text:p>1.1089208909951348e-6</text:p>
          </table:table-cell>
          <table:table-cell table:style-name="ce3" table:formula="of:=[.B33]/[.B35]" office:value-type="float" office:value="1.28545584451242">
            <text:p>1.29</text:p>
          </table:table-cell>
          <table:table-cell office:value-type="string">
            <text:p>3.6360777664685158e-6</text:p>
          </table:table-cell>
          <table:table-cell table:style-name="ce3" table:formula="of:=[.D33]/[.D35]" office:value-type="float" office:value="1.28075902975346">
            <text:p>1.28</text:p>
          </table:table-cell>
          <table:table-cell office:value-type="string">
            <text:p>5.9520875288251214e-5</text:p>
          </table:table-cell>
          <table:table-cell table:style-name="ce3" table:formula="of:=[.F33]/[.F35]" office:value-type="float" office:value="1.32137130655168">
            <text:p>1.32</text:p>
          </table:table-cell>
          <table:table-cell table:style-name="ce1" office:value-type="string">
            <text:p>8.898087237770275e-2</text:p>
          </table:table-cell>
          <table:table-cell table:style-name="ce3" table:formula="of:=[.H33]/[.H35]" office:value-type="float" office:value="1.2989473678415">
            <text:p>1.30</text:p>
          </table:table-cell>
        </table:table-row>
        <table:table-row table:style-name="ro1">
          <table:table-cell office:value-type="string">
            <text:p>hand-written/Comp.freeVarsGen</text:p>
          </table:table-cell>
          <table:table-cell office:value-type="string">
            <text:p>2.13504805225893e-6</text:p>
          </table:table-cell>
          <table:table-cell table:style-name="ce3" table:formula="of:=[.B34]/[.B35]" office:value-type="float" office:value="2.47493758966719">
            <text:p>2.47</text:p>
          </table:table-cell>
          <table:table-cell office:value-type="string">
            <text:p>8.993222704676588e-6</text:p>
          </table:table-cell>
          <table:table-cell table:style-name="ce3" table:formula="of:=[.D34]/[.D35]" office:value-type="float" office:value="3.16774060550009">
            <text:p>3.17</text:p>
          </table:table-cell>
          <table:table-cell office:value-type="string">
            <text:p>9.522719250325162e-5</text:p>
          </table:table-cell>
          <table:table-cell table:style-name="ce3" table:formula="of:=[.F34]/[.F35]" office:value-type="float" office:value="2.11405627299482">
            <text:p>2.11</text:p>
          </table:table-cell>
          <table:table-cell office:value-type="float" office:value="0.108798038706133">
            <text:p>0.1087980387</text:p>
          </table:table-cell>
          <table:table-cell table:style-name="ce3" table:formula="of:=[.H34]/[.H35]" office:value-type="float" office:value="1.5882393847946">
            <text:p>1.59</text:p>
          </table:table-cell>
        </table:table-row>
        <table:table-row table:style-name="ro1">
          <table:table-cell office:value-type="string">
            <text:p>hand-written/Standard.freeVars</text:p>
          </table:table-cell>
          <table:table-cell office:value-type="string">
            <text:p>8.626674309577358e-7</text:p>
          </table:table-cell>
          <table:table-cell table:style-name="ce3"/>
          <table:table-cell office:value-type="string">
            <text:p>2.839002249446129e-6</text:p>
          </table:table-cell>
          <table:table-cell table:style-name="ce3"/>
          <table:table-cell office:value-type="string">
            <text:p>4.504477658409289e-5</text:p>
          </table:table-cell>
          <table:table-cell table:style-name="ce3"/>
          <table:table-cell table:style-name="ce1" office:value-type="string">
            <text:p>6.850229237968636e-2</text:p>
          </table:table-cell>
          <table:table-cell table:style-name="ce3"/>
        </table:table-row>
        <table:table-row table:style-name="ro1">
          <table:table-cell office:value-type="string">
            <text:p>hand-written/Standard.freeVarsGen</text:p>
          </table:table-cell>
          <table:table-cell office:value-type="string">
            <text:p>1.6145583642438408e-6</text:p>
          </table:table-cell>
          <table:table-cell table:style-name="ce3" table:formula="of:=[.B36]/[.B35]" office:value-type="float" office:value="1.87158840858447">
            <text:p>1.87</text:p>
          </table:table-cell>
          <table:table-cell office:value-type="string">
            <text:p>7.31707353418625e-6</text:p>
          </table:table-cell>
          <table:table-cell table:style-name="ce3" table:formula="of:=[.D36]/[.D35]" office:value-type="float" office:value="2.57733981563902">
            <text:p>2.58</text:p>
          </table:table-cell>
          <table:table-cell office:value-type="string">
            <text:p>6.957474195991192e-5</text:p>
          </table:table-cell>
          <table:table-cell table:style-name="ce3" table:formula="of:=[.F36]/[.F35]" office:value-type="float" office:value="1.54456847688044">
            <text:p>1.54</text:p>
          </table:table-cell>
          <table:table-cell office:value-type="float" office:value="0.104012651190111">
            <text:p>0.1040126512</text:p>
          </table:table-cell>
          <table:table-cell table:style-name="ce3" table:formula="of:=[.H36]/[.H35]" office:value-type="float" office:value="1.51838205083127">
            <text:p>1.52</text:p>
          </table:table-cell>
        </table:table-row>
        <table:table-row table:style-name="ro1" table:number-rows-repeated="72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9"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4">02/14/2011</text:date>, <text:time>12:1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2-14T12:10:47</dc:date>
    <dc:creator>Patrick Bahr</dc:creator>
    <meta:editing-duration>PT01H55M31S</meta:editing-duration>
    <meta:editing-cycles>5</meta:editing-cycles>
    <meta:document-statistic meta:table-count="1" meta:cell-count="276" meta:object-count="0"/>
  </office:meta>
</office:document-meta>
</file>